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5805" officeooo:paragraph-rsid="00155805"/>
    </style:style>
    <style:style style:name="P2" style:family="paragraph" style:parent-style-name="Standard">
      <style:text-properties officeooo:rsid="00155805" officeooo:paragraph-rsid="001d31f1"/>
    </style:style>
    <style:style style:name="P3" style:family="paragraph" style:parent-style-name="Standard">
      <style:text-properties officeooo:rsid="00155805" officeooo:paragraph-rsid="0056ee34"/>
    </style:style>
    <style:style style:name="P4" style:family="paragraph" style:parent-style-name="Standard">
      <style:text-properties officeooo:rsid="00155805" officeooo:paragraph-rsid="005c7df1"/>
    </style:style>
    <style:style style:name="P5" style:family="paragraph" style:parent-style-name="Standard">
      <style:text-properties officeooo:rsid="00155805" officeooo:paragraph-rsid="005d1b58"/>
    </style:style>
    <style:style style:name="P6" style:family="paragraph" style:parent-style-name="Standard">
      <style:paragraph-properties fo:text-align="center" style:justify-single-word="false"/>
      <style:text-properties fo:font-size="16pt" fo:font-weight="bold" officeooo:rsid="00155805" officeooo:paragraph-rsid="00155805" style:font-size-asian="16pt" style:font-weight-asian="bold" style:font-size-complex="16pt" style:font-weight-complex="bold"/>
    </style:style>
    <style:style style:name="P7" style:family="paragraph" style:parent-style-name="Standard">
      <style:text-properties style:text-underline-style="solid" style:text-underline-width="auto" style:text-underline-color="font-color" fo:font-weight="bold" officeooo:rsid="0017197b" officeooo:paragraph-rsid="001d31f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8afc5" officeooo:paragraph-rsid="0018afc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be672" officeooo:paragraph-rsid="001be672"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be672" officeooo:paragraph-rsid="00533f4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ce0d6" officeooo:paragraph-rsid="001d31f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2e45c" officeooo:paragraph-rsid="0022e45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80d08" officeooo:paragraph-rsid="001d31f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1a323" officeooo:paragraph-rsid="0021a32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1a323" officeooo:paragraph-rsid="00533f4e"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e27af" officeooo:paragraph-rsid="00533f4e"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55805" officeooo:paragraph-rsid="0056ee34"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55805" officeooo:paragraph-rsid="005c7df1" style:font-weight-asian="bold" style:font-weight-complex="bold"/>
    </style:style>
    <style:style style:name="P19" style:family="paragraph" style:parent-style-name="Standard">
      <style:text-properties fo:color="#0000ff" officeooo:rsid="0018afc5" officeooo:paragraph-rsid="001d31f1"/>
    </style:style>
    <style:style style:name="P20" style:family="paragraph" style:parent-style-name="Standard">
      <style:text-properties fo:color="#0000ff" fo:font-style="normal" style:text-underline-style="none" fo:font-weight="normal" officeooo:rsid="0019f34e" officeooo:paragraph-rsid="001d31f1" style:font-style-asian="normal" style:font-weight-asian="normal" style:font-style-complex="normal" style:font-weight-complex="normal"/>
    </style:style>
    <style:style style:name="P21" style:family="paragraph" style:parent-style-name="Standard">
      <style:text-properties fo:color="#0000ff" officeooo:rsid="00155805" officeooo:paragraph-rsid="001d31f1"/>
    </style:style>
    <style:style style:name="P22" style:family="paragraph" style:parent-style-name="Standard">
      <style:text-properties fo:color="#0000ff" officeooo:rsid="00155805" officeooo:paragraph-rsid="005c7df1"/>
    </style:style>
    <style:style style:name="P23" style:family="paragraph" style:parent-style-name="Standard">
      <style:text-properties fo:color="#0000ff" style:text-underline-style="none" fo:font-weight="normal" officeooo:rsid="00550e0d" officeooo:paragraph-rsid="005c7df1" style:font-weight-asian="normal" style:font-weight-complex="normal"/>
    </style:style>
    <style:style style:name="P24" style:family="paragraph" style:parent-style-name="Standard">
      <style:text-properties fo:color="#ff0000" officeooo:rsid="00180d08" officeooo:paragraph-rsid="001d31f1"/>
    </style:style>
    <style:style style:name="P25" style:family="paragraph" style:parent-style-name="Standard">
      <style:text-properties fo:color="#ff0000" fo:font-style="normal" style:text-underline-style="none" fo:font-weight="normal" officeooo:rsid="00180d08" officeooo:paragraph-rsid="001d31f1" style:font-style-asian="normal" style:font-weight-asian="normal" style:font-style-complex="normal" style:font-weight-complex="normal"/>
    </style:style>
    <style:style style:name="P26" style:family="paragraph" style:parent-style-name="Standard">
      <style:text-properties fo:color="#ff0000" fo:font-style="normal" style:text-underline-style="solid" style:text-underline-width="auto" style:text-underline-color="font-color" fo:font-weight="bold" officeooo:rsid="00180d08" officeooo:paragraph-rsid="0021a323" style:font-style-asian="normal" style:font-weight-asian="bold" style:font-style-complex="normal" style:font-weight-complex="bold"/>
    </style:style>
    <style:style style:name="P27" style:family="paragraph" style:parent-style-name="Standard">
      <style:text-properties fo:color="#ff0000" officeooo:rsid="0017197b" officeooo:paragraph-rsid="001d31f1"/>
    </style:style>
    <style:style style:name="P28" style:family="paragraph" style:parent-style-name="Standard">
      <style:text-properties fo:color="#ff0000" style:font-name="Liberation Serif1" officeooo:rsid="00180d08" officeooo:paragraph-rsid="001d31f1"/>
    </style:style>
    <style:style style:name="P29" style:family="paragraph" style:parent-style-name="Standard">
      <style:text-properties fo:color="#ff0000" style:font-name="Liberation Serif1" officeooo:rsid="001fd965" officeooo:paragraph-rsid="002033e6"/>
    </style:style>
    <style:style style:name="P30" style:family="paragraph" style:parent-style-name="Standard">
      <style:text-properties fo:color="#ff0000" officeooo:rsid="00155805" officeooo:paragraph-rsid="005c7df1"/>
    </style:style>
    <style:style style:name="P31" style:family="paragraph" style:parent-style-name="Standard">
      <style:text-properties officeooo:rsid="0017197b" officeooo:paragraph-rsid="001d31f1"/>
    </style:style>
    <style:style style:name="P32" style:family="paragraph" style:parent-style-name="Standard">
      <style:text-properties officeooo:rsid="00180d08" officeooo:paragraph-rsid="001d31f1"/>
    </style:style>
    <style:style style:name="P33" style:family="paragraph" style:parent-style-name="Standard">
      <style:text-properties officeooo:rsid="0018afc5" officeooo:paragraph-rsid="0018afc5"/>
    </style:style>
    <style:style style:name="P34" style:family="paragraph" style:parent-style-name="Standard">
      <style:text-properties officeooo:rsid="0019f34e" officeooo:paragraph-rsid="001d31f1"/>
    </style:style>
    <style:style style:name="P35" style:family="paragraph" style:parent-style-name="Standard">
      <style:text-properties officeooo:rsid="001be672" officeooo:paragraph-rsid="001be672"/>
    </style:style>
    <style:style style:name="P36" style:family="paragraph" style:parent-style-name="Standard">
      <style:text-properties officeooo:rsid="001be672" officeooo:paragraph-rsid="00533f4e"/>
    </style:style>
    <style:style style:name="P37" style:family="paragraph" style:parent-style-name="Standard">
      <style:text-properties officeooo:rsid="001ce0d6" officeooo:paragraph-rsid="001ce0d6"/>
    </style:style>
    <style:style style:name="P38" style:family="paragraph" style:parent-style-name="Standard">
      <style:text-properties officeooo:rsid="001ce0d6" officeooo:paragraph-rsid="00203969"/>
    </style:style>
    <style:style style:name="P39" style:family="paragraph" style:parent-style-name="Standard">
      <style:text-properties style:font-name="Liberation Serif1" officeooo:rsid="0017197b" officeooo:paragraph-rsid="001d31f1"/>
    </style:style>
    <style:style style:name="P40" style:family="paragraph" style:parent-style-name="Standard">
      <style:text-properties style:font-name="Liberation Serif1" officeooo:rsid="0017197b" officeooo:paragraph-rsid="001fd965" fo:background-color="#ffff00"/>
    </style:style>
    <style:style style:name="P41" style:family="paragraph" style:parent-style-name="Standard">
      <style:text-properties style:text-underline-style="none" fo:font-weight="normal" officeooo:rsid="0021a323" officeooo:paragraph-rsid="00533f4e" style:font-weight-asian="normal" style:font-weight-complex="normal"/>
    </style:style>
    <style:style style:name="P42" style:family="paragraph" style:parent-style-name="Standard">
      <style:text-properties style:text-underline-style="none" fo:font-weight="normal" officeooo:rsid="00155805" officeooo:paragraph-rsid="0021a323" style:font-weight-asian="normal" style:font-weight-complex="normal"/>
    </style:style>
    <style:style style:name="P43" style:family="paragraph" style:parent-style-name="Standard">
      <style:text-properties style:text-underline-style="none" fo:font-weight="normal" officeooo:rsid="0022e45c" officeooo:paragraph-rsid="0022e45c" style:font-weight-asian="normal" style:font-weight-complex="normal"/>
    </style:style>
    <style:style style:name="P44" style:family="paragraph" style:parent-style-name="Standard">
      <style:text-properties fo:color="#000000" style:text-underline-style="solid" style:text-underline-width="auto" style:text-underline-color="font-color" fo:font-weight="bold" officeooo:rsid="00359af4" officeooo:paragraph-rsid="00359af4" style:font-weight-asian="bold" style:font-weight-complex="bold"/>
    </style:style>
    <style:style style:name="P45" style:family="paragraph" style:parent-style-name="Standard">
      <style:text-properties fo:color="#000000" style:text-underline-style="solid" style:text-underline-width="auto" style:text-underline-color="font-color" fo:font-weight="bold" officeooo:rsid="0037b781" officeooo:paragraph-rsid="0037b781" style:font-weight-asian="bold" style:font-weight-complex="bold"/>
    </style:style>
    <style:style style:name="P46" style:family="paragraph" style:parent-style-name="Standard">
      <style:text-properties fo:color="#000000" style:text-underline-style="solid" style:text-underline-width="auto" style:text-underline-color="font-color" fo:font-weight="bold" officeooo:rsid="003bca7b" officeooo:paragraph-rsid="0052b77a" style:font-weight-asian="bold" style:font-weight-complex="bold"/>
    </style:style>
    <style:style style:name="P47" style:family="paragraph" style:parent-style-name="Standard">
      <style:text-properties fo:color="#000000" style:text-underline-style="solid" style:text-underline-width="auto" style:text-underline-color="font-color" fo:font-weight="bold" officeooo:rsid="00550e0d" officeooo:paragraph-rsid="005c7df1" style:font-weight-asian="bold" style:font-weight-complex="bold"/>
    </style:style>
    <style:style style:name="P48" style:family="paragraph" style:parent-style-name="Standard">
      <style:text-properties fo:color="#000000" style:text-underline-style="solid" style:text-underline-width="auto" style:text-underline-color="font-color" fo:font-weight="bold" officeooo:rsid="002a2f53" officeooo:paragraph-rsid="005d1b58" style:font-weight-asian="bold" style:font-weight-complex="bold"/>
    </style:style>
    <style:style style:name="P49" style:family="paragraph" style:parent-style-name="Standard">
      <style:text-properties fo:color="#000000" style:text-underline-style="solid" style:text-underline-width="auto" style:text-underline-color="font-color" fo:font-weight="bold" officeooo:rsid="0056ee34" officeooo:paragraph-rsid="0056ee34" style:font-weight-asian="bold" style:font-weight-complex="bold"/>
    </style:style>
    <style:style style:name="P50" style:family="paragraph" style:parent-style-name="Standard">
      <style:text-properties fo:color="#000000" style:text-underline-style="solid" style:text-underline-width="auto" style:text-underline-color="font-color" fo:font-weight="bold" officeooo:rsid="0060a9b8" officeooo:paragraph-rsid="0060a9b8" style:font-weight-asian="bold" style:font-weight-complex="bold"/>
    </style:style>
    <style:style style:name="P51" style:family="paragraph" style:parent-style-name="Standard">
      <style:text-properties fo:color="#000000" style:text-underline-style="none" fo:font-weight="normal" officeooo:rsid="002a2f53" officeooo:paragraph-rsid="002a2f53" style:font-weight-asian="normal" style:font-weight-complex="normal"/>
    </style:style>
    <style:style style:name="P52" style:family="paragraph" style:parent-style-name="Standard">
      <style:text-properties fo:color="#000000" style:text-underline-style="none" fo:font-weight="normal" officeooo:rsid="002a2f53" officeooo:paragraph-rsid="005d1b58" style:font-weight-asian="normal" style:font-weight-complex="normal"/>
    </style:style>
    <style:style style:name="P53" style:family="paragraph" style:parent-style-name="Standard">
      <style:text-properties fo:color="#000000" style:text-underline-style="none" fo:font-weight="normal" officeooo:rsid="00359af4" officeooo:paragraph-rsid="00359af4" style:font-weight-asian="normal" style:font-weight-complex="normal"/>
    </style:style>
    <style:style style:name="P54" style:family="paragraph" style:parent-style-name="Standard">
      <style:text-properties fo:color="#000000" style:text-underline-style="none" fo:font-weight="normal" officeooo:rsid="0037b781" officeooo:paragraph-rsid="0037b781" style:font-weight-asian="normal" style:font-weight-complex="normal"/>
    </style:style>
    <style:style style:name="P55" style:family="paragraph" style:parent-style-name="Standard">
      <style:text-properties fo:color="#000000" style:text-underline-style="none" fo:font-weight="normal" officeooo:rsid="0037b781" officeooo:paragraph-rsid="0037cf42" style:font-weight-asian="normal" style:font-weight-complex="normal"/>
    </style:style>
    <style:style style:name="P56" style:family="paragraph" style:parent-style-name="Standard">
      <style:text-properties fo:color="#000000" style:text-underline-style="none" fo:font-weight="normal" officeooo:rsid="0037b781" officeooo:paragraph-rsid="00397b91" style:font-weight-asian="normal" style:font-weight-complex="normal"/>
    </style:style>
    <style:style style:name="P57" style:family="paragraph" style:parent-style-name="Standard">
      <style:text-properties fo:color="#000000" style:text-underline-style="none" fo:font-weight="normal" officeooo:rsid="00397b91" officeooo:paragraph-rsid="00397b91" style:font-weight-asian="normal" style:font-weight-complex="normal"/>
    </style:style>
    <style:style style:name="P58" style:family="paragraph" style:parent-style-name="Standard">
      <style:text-properties fo:color="#000000" style:text-underline-style="none" fo:font-weight="normal" officeooo:rsid="003ac6f5" officeooo:paragraph-rsid="003ac6f5" style:font-weight-asian="normal" style:font-weight-complex="normal"/>
    </style:style>
    <style:style style:name="P59" style:family="paragraph" style:parent-style-name="Standard">
      <style:text-properties fo:color="#000000" style:text-underline-style="none" fo:font-weight="normal" officeooo:rsid="00475d41" officeooo:paragraph-rsid="0052b77a" style:font-weight-asian="normal" style:font-weight-complex="normal"/>
    </style:style>
    <style:style style:name="P60" style:family="paragraph" style:parent-style-name="Standard">
      <style:text-properties fo:color="#000000" style:text-underline-style="none" fo:font-weight="normal" officeooo:rsid="003bca7b" officeooo:paragraph-rsid="0052b77a" style:font-weight-asian="normal" style:font-weight-complex="normal"/>
    </style:style>
    <style:style style:name="P61" style:family="paragraph" style:parent-style-name="Standard">
      <style:text-properties fo:color="#000000" style:text-underline-style="none" fo:font-weight="normal" officeooo:rsid="003eddbf" officeooo:paragraph-rsid="0052b77a" style:font-weight-asian="normal" style:font-weight-complex="normal"/>
    </style:style>
    <style:style style:name="P62" style:family="paragraph" style:parent-style-name="Standard">
      <style:text-properties fo:color="#000000" style:text-underline-style="none" fo:font-weight="normal" officeooo:rsid="003d5c89" officeooo:paragraph-rsid="0052b77a" style:font-weight-asian="normal" style:font-weight-complex="normal"/>
    </style:style>
    <style:style style:name="P63" style:family="paragraph" style:parent-style-name="Standard">
      <style:text-properties fo:color="#000000" style:text-underline-style="none" fo:font-weight="normal" officeooo:rsid="003f5db2" officeooo:paragraph-rsid="0052b77a" style:font-weight-asian="normal" style:font-weight-complex="normal"/>
    </style:style>
    <style:style style:name="P64" style:family="paragraph" style:parent-style-name="Standard">
      <style:text-properties fo:color="#000000" style:text-underline-style="none" fo:font-weight="normal" officeooo:rsid="0023f007" officeooo:paragraph-rsid="00533f4e" style:font-weight-asian="normal" style:font-weight-complex="normal"/>
    </style:style>
    <style:style style:name="P65" style:family="paragraph" style:parent-style-name="Standard">
      <style:text-properties fo:color="#000000" style:text-underline-style="none" fo:font-weight="normal" officeooo:rsid="001e27af" officeooo:paragraph-rsid="00533f4e" style:font-weight-asian="normal" style:font-weight-complex="normal"/>
    </style:style>
    <style:style style:name="P66" style:family="paragraph" style:parent-style-name="Standard">
      <style:text-properties fo:color="#000000" style:text-underline-style="none" fo:font-weight="normal" officeooo:rsid="00550e0d" officeooo:paragraph-rsid="005983dc" style:font-weight-asian="normal" style:font-weight-complex="normal"/>
    </style:style>
    <style:style style:name="P67" style:family="paragraph" style:parent-style-name="Standard">
      <style:text-properties fo:color="#000000" style:text-underline-style="none" fo:font-weight="normal" officeooo:rsid="00550e0d" officeooo:paragraph-rsid="005c7df1" style:font-weight-asian="normal" style:font-weight-complex="normal"/>
    </style:style>
    <style:style style:name="P68" style:family="paragraph" style:parent-style-name="Standard">
      <style:text-properties fo:color="#000000" style:text-underline-style="none" fo:font-weight="normal" officeooo:rsid="0056ee34" officeooo:paragraph-rsid="0056ee34" style:font-weight-asian="normal" style:font-weight-complex="normal"/>
    </style:style>
    <style:style style:name="P69" style:family="paragraph" style:parent-style-name="Standard">
      <style:text-properties fo:color="#000000" style:text-underline-style="none" fo:font-weight="normal" officeooo:rsid="0060a9b8" officeooo:paragraph-rsid="0060a9b8" style:font-weight-asian="normal" style:font-weight-complex="normal"/>
    </style:style>
    <style:style style:name="P70" style:family="paragraph" style:parent-style-name="Standard">
      <style:text-properties fo:color="#000000" style:text-underline-style="none" fo:font-weight="bold" officeooo:rsid="002e579c" officeooo:paragraph-rsid="001e5352" style:font-weight-asian="bold" style:font-weight-complex="bold"/>
    </style:style>
    <style:style style:name="P71" style:family="paragraph" style:parent-style-name="Standard">
      <style:text-properties fo:color="#000000" style:text-underline-style="none" fo:font-weight="bold" officeooo:rsid="0056ee34" officeooo:paragraph-rsid="0056ee34" style:font-weight-asian="bold" style:font-weight-complex="bold"/>
    </style:style>
    <style:style style:name="P72" style:family="paragraph" style:parent-style-name="Standard">
      <style:text-properties fo:color="#000000" fo:font-weight="normal" officeooo:paragraph-rsid="0052b77a"/>
    </style:style>
    <style:style style:name="P73" style:family="paragraph" style:parent-style-name="Standard">
      <style:text-properties fo:color="#000000" officeooo:rsid="001be672" officeooo:paragraph-rsid="001be672"/>
    </style:style>
    <style:style style:name="P74" style:family="paragraph" style:parent-style-name="Standard">
      <style:text-properties fo:color="#000000" officeooo:rsid="001be672" officeooo:paragraph-rsid="00533f4e"/>
    </style:style>
    <style:style style:name="P75" style:family="paragraph" style:parent-style-name="Standard">
      <style:text-properties fo:color="#000000" officeooo:rsid="0022e45c" officeooo:paragraph-rsid="00533f4e"/>
    </style:style>
    <style:style style:name="P76" style:family="paragraph" style:parent-style-name="Standard">
      <style:text-properties officeooo:rsid="002e579c" officeooo:paragraph-rsid="002e579c"/>
    </style:style>
    <style:style style:name="P77" style:family="paragraph" style:parent-style-name="Standard">
      <style:text-properties fo:color="#004a4a" fo:font-style="normal" style:text-underline-style="none" fo:font-weight="normal" officeooo:rsid="001fd965" officeooo:paragraph-rsid="005c7df1" style:font-style-asian="normal" style:font-weight-asian="normal" style:font-style-complex="normal" style:font-weight-complex="normal"/>
    </style:style>
    <style:style style:name="P78" style:family="paragraph" style:parent-style-name="Standard">
      <style:text-properties fo:color="#004a4a" style:font-name="Liberation Serif1" fo:font-style="normal" style:text-underline-style="none" fo:font-weight="normal" officeooo:rsid="0056dc56" officeooo:paragraph-rsid="001d31f1" style:font-style-asian="normal" style:font-weight-asian="normal" style:font-style-complex="normal" style:font-weight-complex="normal"/>
    </style:style>
    <style:style style:name="P79" style:family="paragraph" style:parent-style-name="Standard">
      <style:text-properties fo:color="#004a4a" style:font-name="Liberation Serif1" fo:font-style="normal" style:text-underline-style="none" fo:font-weight="normal" officeooo:rsid="0056dc56" officeooo:paragraph-rsid="002a2f53" style:font-style-asian="normal" style:font-weight-asian="normal" style:font-style-complex="normal" style:font-weight-complex="normal"/>
    </style:style>
    <style:style style:name="P80" style:family="paragraph" style:parent-style-name="Standard">
      <style:text-properties officeooo:rsid="0021a323" officeooo:paragraph-rsid="00533f4e"/>
    </style:style>
    <style:style style:name="P81" style:family="paragraph" style:parent-style-name="Standard">
      <style:text-properties fo:color="#ff00ff" style:font-name="Liberation Serif1" officeooo:rsid="001fd965" officeooo:paragraph-rsid="001fd965" fo:background-color="transparent"/>
    </style:style>
    <style:style style:name="P82" style:family="paragraph" style:parent-style-name="Standard">
      <style:text-properties fo:color="#ff00ff" style:font-name="Liberation Serif1" officeooo:rsid="001fd965" officeooo:paragraph-rsid="002033e6"/>
    </style:style>
    <style:style style:name="P83" style:family="paragraph" style:parent-style-name="Standard">
      <style:text-properties fo:color="#ff00ff" style:font-name="Liberation Serif1" fo:font-style="normal" style:text-underline-style="none" fo:font-weight="normal" officeooo:rsid="001fd965" officeooo:paragraph-rsid="001fd965" style:font-style-asian="normal" style:font-weight-asian="normal" style:font-style-complex="normal" style:font-weight-complex="normal"/>
    </style:style>
    <style:style style:name="P84" style:family="paragraph" style:parent-style-name="Standard">
      <style:text-properties fo:color="#ff00ff" style:font-name="Liberation Serif1" fo:font-style="normal" style:text-underline-style="none" fo:font-weight="normal" officeooo:rsid="0056dc56" officeooo:paragraph-rsid="005d1b58" style:font-style-asian="normal" style:font-weight-asian="normal" style:font-style-complex="normal" style:font-weight-complex="normal"/>
    </style:style>
    <style:style style:name="P85" style:family="paragraph" style:parent-style-name="Standard">
      <style:text-properties fo:color="#ff00ff" style:font-name="Liberation Serif1" fo:font-style="normal" style:text-underline-style="none" fo:font-weight="normal" officeooo:rsid="0056dc56" officeooo:paragraph-rsid="005983dc" style:font-style-asian="normal" style:font-weight-asian="normal" style:font-style-complex="normal" style:font-weight-complex="normal"/>
    </style:style>
    <style:style style:name="P86" style:family="paragraph" style:parent-style-name="Standard">
      <style:text-properties fo:color="#ff00ff" fo:font-style="normal" style:text-underline-style="none" fo:font-weight="normal" officeooo:rsid="001fd965" officeooo:paragraph-rsid="002033e6" style:font-style-asian="normal" style:font-weight-asian="normal" style:font-style-complex="normal" style:font-weight-complex="normal"/>
    </style:style>
    <style:style style:name="P87" style:family="paragraph" style:parent-style-name="Standard">
      <style:text-properties fo:color="#ff00ff" fo:font-style="normal" style:text-underline-style="none" fo:font-weight="normal" officeooo:rsid="001fd965" officeooo:paragraph-rsid="005d1b58" style:font-style-asian="normal" style:font-weight-asian="normal" style:font-style-complex="normal" style:font-weight-complex="normal"/>
    </style:style>
    <style:style style:name="P88" style:family="paragraph" style:parent-style-name="Standard">
      <style:text-properties fo:color="#ff00ff" fo:font-style="normal" style:text-underline-style="none" fo:font-weight="normal" officeooo:rsid="001fd965" officeooo:paragraph-rsid="005983dc" style:font-style-asian="normal" style:font-weight-asian="normal" style:font-style-complex="normal" style:font-weight-complex="normal"/>
    </style:style>
    <style:style style:name="P89" style:family="paragraph" style:parent-style-name="Standard">
      <style:text-properties style:text-underline-style="none" fo:font-weight="normal" officeooo:rsid="0021a323" officeooo:paragraph-rsid="00635ca2" style:font-weight-asian="normal" style:font-weight-complex="normal"/>
    </style:style>
    <style:style style:name="P90" style:family="paragraph" style:parent-style-name="Standard">
      <style:text-properties officeooo:rsid="0021a323" officeooo:paragraph-rsid="00533f4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be672" style:font-weight-asian="bold" style:font-weight-complex="bold"/>
    </style:style>
    <style:style style:name="T3" style:family="text">
      <style:text-properties style:font-name="Liberation Serif1"/>
    </style:style>
    <style:style style:name="T4" style:family="text">
      <style:text-properties style:font-name="Liberation Serif1" officeooo:rsid="00180d08"/>
    </style:style>
    <style:style style:name="T5" style:family="text">
      <style:text-properties style:font-name="Liberation Serif1" officeooo:rsid="0019f34e"/>
    </style:style>
    <style:style style:name="T6" style:family="text">
      <style:text-properties style:font-name="Liberation Serif1" officeooo:rsid="001e27af"/>
    </style:style>
    <style:style style:name="T7" style:family="text">
      <style:text-properties style:font-name="Liberation Serif1" officeooo:rsid="002033e6"/>
    </style:style>
    <style:style style:name="T8" style:family="text">
      <style:text-properties style:font-name="Liberation Serif1" officeooo:rsid="0056dc56"/>
    </style:style>
    <style:style style:name="T9" style:family="text">
      <style:text-properties style:font-name="Liberation Serif1" officeooo:rsid="0056ee34"/>
    </style:style>
    <style:style style:name="T10" style:family="text">
      <style:text-properties style:font-name="Liberation Serif1" officeooo:rsid="005983dc"/>
    </style:style>
    <style:style style:name="T11" style:family="text">
      <style:text-properties style:font-name="Liberation Serif1" officeooo:rsid="005e4609"/>
    </style:style>
    <style:style style:name="T12" style:family="text">
      <style:text-properties officeooo:rsid="00180d08"/>
    </style:style>
    <style:style style:name="T13" style:family="text">
      <style:text-properties officeooo:rsid="0018afc5"/>
    </style:style>
    <style:style style:name="T14" style:family="text">
      <style:text-properties officeooo:rsid="0019f34e"/>
    </style:style>
    <style:style style:name="T15" style:family="text">
      <style:text-properties fo:color="#0000ff"/>
    </style:style>
    <style:style style:name="T16" style:family="text">
      <style:text-properties fo:color="#0000ff" style:font-name="Liberation Serif1"/>
    </style:style>
    <style:style style:name="T17" style:family="text">
      <style:text-properties fo:color="#0000ff" style:font-name="Liberation Serif1" officeooo:rsid="005d1b58"/>
    </style:style>
    <style:style style:name="T18" style:family="text">
      <style:text-properties fo:color="#0000ff" style:font-name="Liberation Serif1" officeooo:rsid="005ed395"/>
    </style:style>
    <style:style style:name="T19" style:family="text">
      <style:text-properties fo:color="#0000ff" officeooo:rsid="005d1b58"/>
    </style:style>
    <style:style style:name="T20" style:family="text">
      <style:text-properties officeooo:rsid="001e27af"/>
    </style:style>
    <style:style style:name="T21" style:family="text">
      <style:text-properties officeooo:rsid="002033e6"/>
    </style:style>
    <style:style style:name="T22" style:family="text">
      <style:text-properties officeooo:rsid="00203969"/>
    </style:style>
    <style:style style:name="T23" style:family="text">
      <style:text-properties officeooo:rsid="0023f007"/>
    </style:style>
    <style:style style:name="T24" style:family="text">
      <style:text-properties officeooo:rsid="002a2f53"/>
    </style:style>
    <style:style style:name="T25" style:family="text">
      <style:text-properties officeooo:rsid="002d21b9"/>
    </style:style>
    <style:style style:name="T26" style:family="text">
      <style:text-properties officeooo:rsid="002fc87c"/>
    </style:style>
    <style:style style:name="T27" style:family="text">
      <style:text-properties fo:color="#000000"/>
    </style:style>
    <style:style style:name="T28" style:family="text">
      <style:text-properties fo:color="#000000" officeooo:rsid="001e5352"/>
    </style:style>
    <style:style style:name="T29" style:family="text">
      <style:text-properties fo:color="#000000" officeooo:rsid="002fc87c"/>
    </style:style>
    <style:style style:name="T30" style:family="text">
      <style:text-properties fo:color="#000000" officeooo:rsid="001ce0d6"/>
    </style:style>
    <style:style style:name="T31" style:family="text">
      <style:text-properties fo:color="#000000" style:text-underline-style="none" fo:font-weight="normal" style:font-weight-asian="normal" style:font-weight-complex="normal"/>
    </style:style>
    <style:style style:name="T32" style:family="text">
      <style:text-properties fo:color="#000000" style:text-underline-style="none" fo:font-weight="normal" officeooo:rsid="002fc87c" style:font-weight-asian="normal" style:font-weight-complex="normal"/>
    </style:style>
    <style:style style:name="T33" style:family="text">
      <style:text-properties officeooo:rsid="0034159c"/>
    </style:style>
    <style:style style:name="T34" style:family="text">
      <style:text-properties officeooo:rsid="00372d8c"/>
    </style:style>
    <style:style style:name="T35" style:family="text">
      <style:text-properties fo:font-weight="bold" style:font-weight-asian="bold" style:font-weight-complex="bold"/>
    </style:style>
    <style:style style:name="T36" style:family="text">
      <style:text-properties officeooo:rsid="0037cf42"/>
    </style:style>
    <style:style style:name="T37" style:family="text">
      <style:text-properties officeooo:rsid="00397b91"/>
    </style:style>
    <style:style style:name="T38" style:family="text">
      <style:text-properties officeooo:rsid="003eddbf"/>
    </style:style>
    <style:style style:name="T39" style:family="text">
      <style:text-properties officeooo:rsid="003f5db2"/>
    </style:style>
    <style:style style:name="T40" style:family="text">
      <style:text-properties officeooo:rsid="00425da8"/>
    </style:style>
    <style:style style:name="T41" style:family="text">
      <style:text-properties style:text-underline-style="none" officeooo:rsid="003d5c89" style:font-weight-asian="normal" style:font-weight-complex="normal"/>
    </style:style>
    <style:style style:name="T42" style:family="text">
      <style:text-properties style:text-underline-style="none" officeooo:rsid="00475d41" style:font-weight-asian="normal" style:font-weight-complex="normal"/>
    </style:style>
    <style:style style:name="T43" style:family="text">
      <style:text-properties style:text-underline-style="none" officeooo:rsid="004a906b" style:font-weight-asian="normal" style:font-weight-complex="normal"/>
    </style:style>
    <style:style style:name="T44" style:family="text">
      <style:text-properties style:text-underline-style="none" officeooo:rsid="00527e37" style:font-weight-asian="normal" style:font-weight-complex="normal"/>
    </style:style>
    <style:style style:name="T45" style:family="text">
      <style:text-properties officeooo:rsid="004d6d39"/>
    </style:style>
    <style:style style:name="T46" style:family="text">
      <style:text-properties officeooo:rsid="003bca7b"/>
    </style:style>
    <style:style style:name="T47" style:family="text">
      <style:text-properties officeooo:rsid="0052b77a"/>
    </style:style>
    <style:style style:name="T48" style:family="text">
      <style:text-properties officeooo:rsid="0055c7af"/>
    </style:style>
    <style:style style:name="T49" style:family="text">
      <style:text-properties officeooo:rsid="0057f541"/>
    </style:style>
    <style:style style:name="T50" style:family="text">
      <style:text-properties officeooo:rsid="005bd98f"/>
    </style:style>
    <style:style style:name="T51" style:family="text">
      <style:text-properties fo:color="#ff00ff" officeooo:rsid="0052b77a"/>
    </style:style>
    <style:style style:name="T52" style:family="text">
      <style:text-properties officeooo:rsid="005d1b58"/>
    </style:style>
    <style:style style:name="T53" style:family="text">
      <style:text-properties fo:color="#ff0000"/>
    </style:style>
    <style:style style:name="T54" style:family="text">
      <style:text-properties officeooo:rsid="005e4609"/>
    </style:style>
    <style:style style:name="T55" style:family="text">
      <style:text-properties officeooo:rsid="005eb1ab"/>
    </style:style>
    <style:style style:name="T56" style:family="text">
      <style:text-properties officeooo:rsid="005f880f"/>
    </style:style>
    <style:style style:name="T57" style:family="text">
      <style:text-properties officeooo:rsid="00618792"/>
    </style:style>
    <style:style style:name="T58" style:family="text">
      <style:text-properties officeooo:rsid="00635c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nges in VB2000 from version 2.7 to 2.8</text:p>
      <text:p text:style-name="P1"/>
      <text:p text:style-name="P5">Each change will be introduced by a <text:s/>paragraph in black print. <text:span text:style-name="T55">T</text:span>his <text:span text:style-name="T55">may</text:span> be followed by a paragraph in <text:span text:style-name="T53">red</text:span> print that outlines any changes needed in the GAMESS(US) code, <text:s/><text:span text:style-name="T47">a paragraph in </text:span><text:span text:style-name="T51">purple</text:span><text:span text:style-name="T47"> print that indicates the new test input files for the new features, and </text:span>a paragraph in <text:span text:style-name="T15">blue</text:span> print that discusses the <text:span text:style-name="T20">changes</text:span> to the VB2000 code in more detail<text:span text:style-name="T47">. The file “Changelog” in VB2000/SRC contains changes up to version 2.7 and mostly to version 2.8 from the first time the code was submitted to the GAMESS group</text:span></text:p>
      <text:p text:style-name="P1"/>
      <text:p text:style-name="P7">VB to follow methods other than HF in GAMESS.</text:p>
      <text:p text:style-name="P2"/>
      <text:p text:style-name="P31">In version 2.7, the GAMESS run is a single point at RHF or ROHF. This is followed by a VB calculation at that geometry using the molecular orbitals to construct LMOs that may be used for the initial guess. These HF methods have been extended to use UHF or DFT, with the <text:span text:style-name="T3">α orbitals used for the LMOs </text:span><text:span text:style-name="T6">in UHF</text:span><text:span text:style-name="T3">. Post HF methods can also be used, but the HF orbitals are used for the LMOs. This allows a quick </text:span><text:span text:style-name="T6">comparison</text:span><text:span text:style-name="T3"> of the VB energy with say MP2, CCSD, etc. Similarly various MCSCF </text:span><text:span text:style-name="T6">methods</text:span><text:span text:style-name="T3"> can be used. The HF core and MCSCF active orbitals are used to get the LMOs. </text:span><text:span text:style-name="T5">However, a new directive $READMOS gets the LMOS from the HF orbitals </text:span><text:span text:style-name="T6">if they </text:span><text:span text:style-name="T5">are available in the $VEC group for a MOREAD set of orbitals </text:span><text:span text:style-name="T6">as is normal </text:span><text:span text:style-name="T5">for MCSCF.</text:span></text:p>
      <text:p text:style-name="P39"/>
      <text:p text:style-name="P27"><text:span text:style-name="T3">This mainly involves removing code </text:span><text:span text:style-name="T4">in inputa.src </text:span><text:span text:style-name="T3">that tested for only HF </text:span><text:span text:style-name="T4">runs. Some changes are necessary to allow XMVB to work properly and I hope I have fixed the code to work correctly with XMVB. The XMVB developers explain changes to be made to inputa.src in their documentation.</text:span></text:p>
      <text:p text:style-name="P28"/>
      <text:p text:style-name="P81">Test data exam-vb26 differs from exam-vb22 by using UHF rather than ROHF.</text:p>
      <text:p text:style-name="P81">Test data exam-vb27 uses DFT B3LYP in GAMESS.</text:p>
      <text:p text:style-name="P81">Test data exam-vb28 is like exam-vb27 but uses RHF/</text:p>
      <text:p text:style-name="P81">Test data exam-vb29 tests the use of MCSCF starting orbitals from a CASSCF(6,6) calculation on benzene, followed by a SC(6) calculation which can be directly compared with the CASSCF.</text:p>
      <text:p text:style-name="P81">Test data exam-vb31 is like <text:s/>exam-vb28, but does an MP2 evaluation in GAMESS,</text:p>
      <text:p text:style-name="P81">Test data exam-vb32 is like <text:s/>exam-vb28, but does an CCSD(T) evaluation in GAMESS,</text:p>
      <text:p text:style-name="P81">Test data exam-vb33 is like <text:s/>exam-vb29 but uses GUGA rather than ALDET for the MCSCF.</text:p>
      <text:p text:style-name="P40"/>
      <text:p text:style-name="P34"><text:span text:style-name="T15">Subroutine GETVEC </text:span><text:span text:style-name="T19">in GMS version </text:span><text:span text:style-name="T15">implements the </text:span><text:span text:style-name="T16">new directive $READMOS </text:span><text:span text:style-name="T17">to read M</text:span><text:span text:style-name="T18">O</text:span><text:span text:style-name="T17">s from a $VEC group</text:span></text:p>
      <text:p text:style-name="P2"/>
      <text:p text:style-name="P7">VB to follow geometry optimisation or Hessian calculation in GAMESS.</text:p>
      <text:p text:style-name="P31"/>
      <text:p text:style-name="P31"><text:span text:style-name="T12">Similar to the change outlined in the section above, it is now possible to run a geometry optimisation or Hessian calculation in GAMESS. </text:span>This is followed by a VB calculation at that geometry using th<text:span text:style-name="T12">ose</text:span> molecular orbitals to construct <text:span text:style-name="T12">the LMOs. The directive $NOVBPROP is used <text:s/>to indicate that the optimisation is not for the VB function but for the initial GAMESS RHF or whatever.</text:span></text:p>
      <text:p text:style-name="P31"/>
      <text:p text:style-name="P24">Minor changes are made to statpt.src and hess.src which include a new entry point to VBGMS in vb2gms.src. <text:span text:style-name="T13">Note that </text:span>vb2gms.src <text:span text:style-name="T13">no longer now has to inspect the GAMESS data by calling NAMEIO. This means that it does not have to be updated to reflect updates in GAMESS for new options.</text:span></text:p>
      <text:p text:style-name="P29"/>
      <text:p text:style-name="P82">Test data exam-vb3<text:span text:style-name="T21">4 uses $NOVBPROP to optimise the geometry at the RHF level, followed by a VB calculation.</text:span></text:p>
      <text:p text:style-name="P82">Test data exam-vb3<text:span text:style-name="T48">5 uses $NOVBPROP to do a VB calculation after a GAMESS Hessian run.</text:span></text:p>
      <text:p text:style-name="P19"><text:soft-page-break/>The new entry point in <text:span text:style-name="T12">vb2gms.src </text:span>is part of a major rewrite that simplifies and updates the code.</text:p>
      <text:p text:style-name="P13"/>
      <text:p text:style-name="P13">GVB in GAMESS followed by VB.</text:p>
      <text:p text:style-name="P32"/>
      <text:p text:style-name="P32">A GVB run in GAMESS can now precede a VB2000 run. The GVB orbitals in the CI form are transformed in VB2000 to the VB-like form as the initial guess. This is not as successful as you might expect, but it <text:span text:style-name="T20">is useful</text:span> in some cases. <text:span text:style-name="T14">It is not available for open-shell cases.</text:span></text:p>
      <text:p text:style-name="P32"/>
      <text:p text:style-name="P25">No changes are needed in the GAMESS code.</text:p>
      <text:p text:style-name="P25"/>
      <text:p text:style-name="P83">Test data exam-vb30 tests the GVB start.</text:p>
      <text:p text:style-name="P86"><text:span text:style-name="T3">Test data exam-vb3</text:span><text:span text:style-name="T7">6 is a more realistic GVB start.</text:span></text:p>
      <text:p text:style-name="P25"/>
      <text:p text:style-name="P20"><text:s/>A new subroutine GETGVB in VB2GMS transforms the GVB orbitals from the CI to VB form and subroutine MODGVB reo<text:span text:style-name="T20">r</text:span>ders the GVB orbitals.</text:p>
      <text:p text:style-name="P21"/>
      <text:p text:style-name="P47">Generalized Product Function Energy Partitioning - GPF-EP</text:p>
      <text:p text:style-name="P67"/>
      <text:p text:style-name="P67">The Generalized Product Function Energy Partitioning (GPF-EP) is a powerful Energy Decomposition Analysis (EDA) scheme suited for studying the nature of the chemical bond in molecular systems<text:span text:style-name="T58">.</text:span></text:p>
      <text:p text:style-name="P67"/>
      <text:p text:style-name="P77"><text:span text:style-name="T8">Test data exam-vb4</text:span><text:span text:style-name="T10">2 is an example.</text:span></text:p>
      <text:p text:style-name="P67"/>
      <text:p text:style-name="P23">The code developed by the group of Marco Nascimento at Instituto de Química</text:p>
      <text:p text:style-name="P23">Laboratório de Química Teórica e Modelagem Molecular, Departamento de Físico-Química. Universidade Federal do Rio de Janeiro has been added to the VB2000 GAMESS version. Our thanks go to Marco for agreeing to allow the code to be widely used and to David <text:span text:style-name="T58">de </text:span>Sousa from Marco’s Group for assistance. <text:span text:style-name="T58">David sent upgrades which were included in the code in June 2018. </text:span>Specific documentation is available in the DOC folder.</text:p>
      <text:p text:style-name="P21"/>
      <text:p text:style-name="P18">Data for AIMPAC in PUNCH file for VB function.</text:p>
      <text:p text:style-name="P4"/>
      <text:p text:style-name="P4">The GAMESS directive AIMPAC=.TRUE. <text:span text:style-name="T20">c</text:span>an now give data for the VB function. It also <text:span text:style-name="T13">has an option to </text:span>print the natural orbitals of the VB function.</text:p>
      <text:p text:style-name="P4"/>
      <text:p text:style-name="P30">The code changes are in parley.src. Since it checks for a VB2000 run first, it does not give</text:p>
      <text:p text:style-name="P30">AIMPAC data for the method used in GAMESS prior to VB2000, i.e. RHF, ROHF, etc. There are various variable<text:span text:style-name="T20">s</text:span> passed to parley by COMMON statements.</text:p>
      <text:p text:style-name="P4"/>
      <text:p text:style-name="P22"><text:span text:style-name="T13">The directive $PRINTNOS, along with AIMPAC=.TRUE. In the GAMESS data, also allows the printing of the natural orbitals of the VB function</text:span>.</text:p>
      <text:p text:style-name="P21"/>
      <text:p text:style-name="P48">IRC or surface scan runs.</text:p>
      <text:p text:style-name="P52"/>
      <text:p text:style-name="P52">Related to the first two developments at the top of this document is the <text:span text:style-name="T26">prospect</text:span> of doing a high level internal reaction coordinate (IRC) run from the transition state down to the reactants or products and then calculating a VB function at each point. This is what Peter Karadakov and David Cooper have done in several papers, but not all in one run. They get a reaction path using MP2 or higher methods and then do SC runs at a set of points on that path. <text:span text:style-name="T33">T</text:span>his i<text:span text:style-name="T33">s now implemented i</text:span>n the GAMESS/VB2000, <text:span text:style-name="T33">as are the very similar</text:span> <text:span text:style-name="T33">s</text:span>urface scans.</text:p>
      <text:p text:style-name="P52"/>
      <text:p text:style-name="P87"><text:soft-page-break/><text:span text:style-name="T3">Test data exam-vb3</text:span><text:span text:style-name="T8">7 calculates a VB saddle point </text:span><text:span text:style-name="T11">starting</text:span><text:span text:style-name="T8"> from the HF saddle point.</text:span></text:p>
      <text:p text:style-name="P84">Test data exam-vb38 does a VB calculation at each point of an IRC run.</text:p>
      <text:p text:style-name="P84">Test data exam-vb39 does a VB calculation at each point of a scan.</text:p>
      <text:p text:style-name="P21"/>
      <text:p text:style-name="P46">Molden input</text:p>
      <text:p text:style-name="P60"/>
      <text:p text:style-name="P60">The Molden file format provides a useful interchange between different programs. We have now allowed this for VB2000 in the stand-alone version. <text:span text:style-name="T38">Molden files from a variety of programs, including ORCA, CFOUR and PSI4, have been tested. The program molden2aim, designed to produce *.wfx and *.wfn files from Molden files, also cleans up Molden files and should be tried if you find a Molden file that does not work. </text:span></text:p>
      <text:p text:style-name="P60"/>
      <text:p text:style-name="P60">In the stand-alone version, VB2000 can read the geometry <text:span text:style-name="T39">(the [Atoms] block in the Molden file)</text:span>, basis set <text:span text:style-name="T39">(the [GTO] block) </text:span>and Hartree-Fock orbitals <text:span text:style-name="T39">(the [MO] block) from</text:span> a Molden file. <text:span text:style-name="T38">The use of a Molden file is obtained adding:-</text:span></text:p>
      <text:p text:style-name="P60"/>
      <text:p text:style-name="P60"><text:tab/><text:span text:style-name="T38">$READMOLDEN</text:span></text:p>
      <text:p text:style-name="P60"><text:tab/><text:span text:style-name="T38">file_name</text:span></text:p>
      <text:p text:style-name="P60"/>
      <text:p text:style-name="P61">in the data. The file name should be in the same directory as the input file for the stand-alone version. <text:span text:style-name="T46">This significantly reduces the work in preparing VB2000 data, allows basis sets that are not built into VB2000 provided they only use s, p and d functions, and allows that the work, used in a different system to converge to the correct function required, is not wasted. The <text:s/>Hartree-Fock method used in the other program can be RHF, ROHF or UHF and can be replaced by other methods such as DFT as now allowed for the GAMESS version. While the basis set is defined entirely from the Molden file, the VBOLIB is selected from the basis name in the command line. This name can be different from the basis set itself but must be a subset. Thus the basis set from the Molden file could be, for example, 6-31++G(2d2p), with 6-31G as the VBOLIB selected from the name in the command line. <text:s/>In choosing a VBOLIB in this way one has to remove polarisation functions entirely before removing diffuse functions, so in the case of 6-31++G(2d2p), only 6-31G can be selected for the VBOLIB as there is no VBOLIB for the 6-31++G or 6-31+G basis sets.</text:span></text:p>
      <text:p text:style-name="P60"/>
      <text:p text:style-name="P62">This was suggested by a user who had to change from GAMESS to a different <text:span text:style-name="T40">program</text:span> because of convergence difficulties with particular DFT methods for his molecules of interest. </text:p>
      <text:p text:style-name="P62"/>
      <text:p text:style-name="P63">Only the [Atoms], <text:s/>[GTO] and [MO] blocks in the Molden file are read, except for the non-standard <text:s/>[Title] block which consists of a single line title. If found this is output by VB2000. <text:s/>The Molden file has to start with the single line - [Molden Format]. While the case in these directives in defined in the Molden format, case is ignored by VB2000. Please report any Molden files that do not work with VB2000.</text:p>
      <text:p text:style-name="P62"/>
      <text:p text:style-name="P61">The ability to use a VBOLIB different from the basis set name discussed above has been introduced for normal VB2000 runs. This is done by a new directive:-</text:p>
      <text:p text:style-name="P61"/>
      <text:p text:style-name="P61"><text:tab/>$NEWLIB</text:p>
      <text:p text:style-name="P61"><text:tab/>basis_name</text:p>
      <text:p text:style-name="P61"/>
      <text:p text:style-name="P61">The VBOLIB named “VBOLIBbasis_name” will then be used rather than the VBOLIB for the basis name (or “GEN”) in the command line. Note that “VBOLIBbasis_name” has to match a VBOLIB name exactly. So basis_name = “6-31GSTAR” is needed, and “6-31G*” is not allowed.</text:p>
      <text:p text:style-name="P61"/>
      <text:p text:style-name="P72"><text:span text:style-name="T41">In the GAMESS version </text:span><text:span text:style-name="T42">a different approach has been taken. A program called molden2gamvb is </text:span><text:soft-page-break/><text:span text:style-name="T42">released with VB2000. It uses a Molden file as input and creates a GAMESS input file, with a very bare bones $VB2000 group. The GAMESS input can use GUESS=SKIP </text:span><text:span text:style-name="T43">in the</text:span><text:span text:style-name="T42"> $GUESS group, and avoid calculating the HF orbitals by $SKIPGMSHF. Note that both of these must be present or neither. This input file contains</text:span><text:span text:style-name="T41"> the geometry, </text:span><text:span text:style-name="T42">and </text:span><text:span text:style-name="T41">basis set </text:span><text:span text:style-name="T42">in a $DATA group,</text:span><text:span text:style-name="T41"> </text:span><text:span text:style-name="T43">a $GUESS group with <text:s/></text:span><text:span text:style-name="T42">GUESS=SKIP </text:span><text:span text:style-name="T43">as above, </text:span><text:span text:style-name="T42">$SKIPGMSHF </text:span><text:span text:style-name="T43">in the $VB2000 group, and the </text:span><text:span text:style-name="T41">Hartree-Fock orbitals </text:span><text:span text:style-name="T42">in a VEC </text:span><text:span text:style-name="T43">group</text:span><text:span text:style-name="T42">. The $CONTRL group and </text:span><text:span text:style-name="T43">the</text:span><text:span text:style-name="T42"> $VB2000 group <text:s/>ha</text:span><text:span text:style-name="T43">ve</text:span><text:span text:style-name="T42"> to be edited. </text:span><text:span text:style-name="T44">A $EIGENVALUE … $END block is created containing the HF orbital energies. If this is absent, GAMESS/VB2000 will set them to zero. It is useful to have the orbitals energies. </text:span><text:span text:style-name="T43">There are other programs and scripts that create a GAMESS input file from a Molden file. One is a python script, gamess2molden.py. </text:span><text:span text:style-name="T44">These do not produce the <text:s/>EIGENVALUE … $END block.</text:span></text:p>
      <text:p text:style-name="P59"/>
      <text:p text:style-name="P85">Test data exam-vb40 is an input file mostly generated by a molden2gamess program that includes the HF orbitals so they are skipped in GAMESS.</text:p>
      <text:p text:style-name="P66"/>
      <text:p text:style-name="P49">Ionicity or seniority numbers.</text:p>
      <text:p text:style-name="P71"/>
      <text:p text:style-name="P68">Structures can now be selected based on the equivalent ionicity <text:span text:style-name="T49">(I) </text:span>or seniority number <text:span text:style-name="T49">(S)</text:span>. Ionicity is the number of pairs using the same orbital and seniority is the number of <text:span text:style-name="T52">single occupied </text:span>orbitals. Th<text:span text:style-name="T52">u</text:span>s spin coupled for benzene is ionicity 0 or seniority number 6. <text:span text:style-name="T49">I and S are related by S = M – S/2 or I = (M – S)/2 where M is the number of electrons. This feature allows calculations between spin coupled and CASVB.</text:span></text:p>
      <text:p text:style-name="P59"/>
      <text:p text:style-name="P88"><text:span text:style-name="T8">Test data exam-vb41 tests a calculation with </text:span><text:span text:style-name="T9">structures</text:span><text:span text:style-name="T8"> </text:span><text:span text:style-name="T9">selected</text:span><text:span text:style-name="T8"> by ionicity or seniority numbers.</text:span></text:p>
      <text:p text:style-name="P59"/>
      <text:p text:style-name="P14">Eigenvalues of <text:span text:style-name="T58">Overlap</text:span> printed.</text:p>
      <text:p text:style-name="P42"/>
      <text:p text:style-name="P89">The <text:s/>overlap matrix S over the initial guess VB orbitals and the final VB orbitals are printed along with the eigenvalues of S, which gives a clear indication of whether near linear dependencies are present <text:span text:style-name="T58">in the orbitals</text:span>. <text:span text:style-name="T58">The <text:s/></text:span>overlap matrix <text:span text:style-name="T58">of the VB structures and its eigenvalues can also be printed to investigate </text:span>linear dependencies <text:span text:style-name="T58">in the structures. </text:span></text:p>
      <text:p text:style-name="P89"/>
      <text:p text:style-name="P12">Weights.</text:p>
      <text:p text:style-name="P43"/>
      <text:p text:style-name="P43">The Inverse Overlap Weights <text:s/>by Gallup and Norbeck are now reported along with three other weights in earlier versions.</text:p>
      <text:p text:style-name="P26"/>
      <text:p text:style-name="P8">Changes to centroids of charge and extents.</text:p>
      <text:p text:style-name="P33"/>
      <text:p text:style-name="P33">A matrix is now printed for distances between the centroids. <text:span text:style-name="T22">Small changes have been made to make the Gaussian and GAMESS centroid code the same</text:span></text:p>
      <text:p text:style-name="P1"/>
      <text:p text:style-name="P11">Checking input.</text:p>
      <text:p text:style-name="P2"/>
      <text:p text:style-name="P38">SUBROUTINE CHKINPUT uses a list of all known directives to report directives that are not in the list and are thus spelling errors. The <text:span text:style-name="T20">directives</text:span> so found are reported close to the top of the VB2000 output. <text:span text:style-name="T22">A GAMESS EXETYP=CHECK run now uses <text:s/></text:span>CHKINPUT <text:span text:style-name="T22">to give more information on VB2000 directives found. VB directives can now be written using lower case letters.</text:span></text:p>
      <text:p text:style-name="P78"/>
      <text:p text:style-name="P9"><text:span text:style-name="T20">Other n</text:span>ew directives</text:p>
      <text:p text:style-name="P35"/>
      <text:p text:style-name="P35">$XYZREACTION is <text:span text:style-name="T20">a </text:span>variation of $XYZFILE that gives a multiple set of <text:span text:style-name="T20">coordinates</text:span> from a REACTION run.</text:p>
      <text:p text:style-name="P73"><text:soft-page-break/></text:p>
      <text:p text:style-name="P35">$PUNCHS punches overlaps that can then be used to compared VBOS from different runs with a small program called compare.f.</text:p>
      <text:p text:style-name="P35"/>
      <text:p text:style-name="P37">$READVEC reads an initial guess from a GAMESS like $VEC file.</text:p>
      <text:p text:style-name="P37"/>
      <text:p text:style-name="P37">$VECONLY outputs a file in the GAMESS like $VEC file format of the VBOs. Note that $PLTORB <text:span text:style-name="T25">in GAMESS/VB2000 </text:span>does this among other things, hence the “ONLY” in the name.</text:p>
      <text:p text:style-name="P37"/>
      <text:p text:style-name="P76"><text:span text:style-name="T31">The directives $VECONLY, $VECMOS, $VECLMOS and $VECINIT <text:s/>add their output as several $VEC .. $END blocks to a single file with extension *.vec. </text:span><text:span text:style-name="T32">Thus the *.vec file is something like a VB2000 equivalent of the GAMESS *.dat file. These f</text:span><text:span text:style-name="T30">iles, </text:span><text:span text:style-name="T29">whether generated by the stand-alone, GAMESS or Gaussian versions, </text:span><text:span text:style-name="T28">i</text:span><text:span text:style-name="T30">n the GAMESS like $VEC file format can be read by MacMolPlt. This is very useful for improving the initial guess and generally debugging the input and understanding the output from VB2000. </text:span><text:span text:style-name="T28">Note that Brett Bode, the author of </text:span><text:span text:style-name="T30">MacMolPlt, </text:span><text:span text:style-name="T28">has added support for VB2000. The menu for orbitals that have been imported from $VEC groups files now includes “VB2000 molecular orbitals”, “VB2000 initial guess”, “VB localised molecular orbitals” and “VB2000”. VB2000 fixes the line immediately above the “ $VEC” line to be read by </text:span><text:span text:style-name="T30">MacMolPlt </text:span><text:span text:style-name="T29">to get VB2000 support in the menu</text:span><text:span text:style-name="T30">. </text:span><text:span text:style-name="T28">Many thanks to Brett for this and other support.</text:span></text:p>
      <text:p text:style-name="P70"/>
      <text:p text:style-name="P17">Stopping on Nan.</text:p>
      <text:p text:style-name="P3"/>
      <text:p text:style-name="P3">In cases of poorly defined problems or very bad initial guesses, VB2000 can give “NaN” for the energy at <text:span text:style-name="T54">any</text:span> ma<text:span text:style-name="T20">c</text:span>roiteration. Once this occurs it continues and can waste valuable computer time. VB2000 now stops if NaN occurs in this way. <text:span text:style-name="T27">There are compile flags for both gfortran and ifort that are supposed to do this. However, I can not get them to work and they may have to be for the compiling of every module. The solution is that NaN can be defined as neither greater than or equal to zero, or less than <text:s/>or equal to zero. A procedure STOPNAN checks this and terminates the run.</text:span></text:p>
      <text:p text:style-name="P79"/>
      <text:p text:style-name="P44">$DENSCUBE</text:p>
      <text:p text:style-name="P53"/>
      <text:p text:style-name="P53">$DENSCUBE has been extended, so far only for the GAMESS version, to produce a CUBE file of the GAMESS HF density. <text:span text:style-name="T45">The density is actually the density for the method used in GAMESS, but has really only been tested when that method is HF. </text:span>In <text:span text:style-name="T34">conjunction</text:span> with the CUBE file for the total VB density, this can be used to generate a CUBE file for the density difference and a program, get_cube_diff.f, is provided to do just that.</text:p>
      <text:p text:style-name="P53"/>
      <text:p text:style-name="P45">Spin coupled.</text:p>
      <text:p text:style-name="P54"/>
      <text:p text:style-name="P56">While no major improvements have been made to the spin coupled code, there has been an investigation into how many electrons can be used in the spin coupled code. For a singlet state, it appears that SC(12) is the highest. SC(n,m) has more structures than SC(n), so the limit there is likely to be lower. For odd-electron systems the number of structures for doublet SC(n-1) is equal to that for singlet SC(n), so doublet SC(11) may be possible. <text:span text:style-name="T37">SC(14) is not possible, but close to the cusp. If the code were made parallel and improved, and then run on a faster machine, it might run. Currently we estimate it may take about 100 days on an Intel i7 computer. </text:span></text:p>
      <text:p text:style-name="P56"/>
      <text:p text:style-name="P58">The problem is largely the very rapid increase in the number of structures, which his shown below for doublet odd and singlet even systems:-</text:p>
      <text:p text:style-name="P58"/>
      <text:p text:style-name="P58">No of electrons. <text:s text:c="5"/>No of structures. <text:s text:c="18"/>No of electrons. <text:s text:c="5"/>No of structures.</text:p>
      <text:p text:style-name="P58"><text:s text:c="6"/>5, <text:s/>6 <text:s text:c="13"/><text:tab/> <text:s text:c="7"/>5<text:tab/><text:tab/><text:tab/><text:tab/><text:span text:style-name="T56">1</text:span>9, 20 <text:s text:c="9"/><text:tab/> <text:s text:c="2"/>16796</text:p>
      <text:p text:style-name="P58"><text:soft-page-break/><text:s text:c="6"/>7, <text:s/>8 <text:s text:c="12"/><text:tab/> <text:s text:c="5"/>14<text:tab/><text:tab/><text:tab/><text:tab/>21, 22 <text:s text:c="9"/><text:tab/> <text:s text:c="2"/>58786</text:p>
      <text:p text:style-name="P58"><text:s text:c="6"/>9, 10 <text:s text:c="12"/><text:tab/> <text:s text:c="6"/>42<text:tab/><text:tab/><text:tab/><text:tab/>23, 24 <text:s text:c="8"/><text:tab/> <text:s/>208012</text:p>
      <text:p text:style-name="P58"><text:s text:c="5"/>11, 12 <text:s text:c="11"/><text:tab/> <text:s text:c="4"/>132<text:tab/><text:tab/><text:tab/><text:tab/>25, 26 <text:s text:c="8"/><text:tab/> <text:s/>742900</text:p>
      <text:p text:style-name="P58"><text:s text:c="5"/>13, 14 <text:s text:c="11"/><text:tab/> <text:s text:c="4"/>429<text:tab/><text:tab/><text:tab/><text:tab/><text:span text:style-name="T56">2</text:span>7, 28 <text:s text:c="7"/><text:tab/>2674440</text:p>
      <text:p text:style-name="P58"><text:s text:c="5"/>15, 16 <text:s text:c="10"/><text:tab/> <text:s text:c="2"/>1430<text:tab/><text:tab/><text:tab/><text:tab/>29, 30 <text:s text:c="7"/><text:tab/>9694845</text:p>
      <text:p text:style-name="P58"><text:s text:c="5"/>17, 18 <text:s text:c="10"/><text:tab/> <text:s text:c="2"/>4862</text:p>
      <text:p text:style-name="P58"><text:s text:c="5"/></text:p>
      <text:p text:style-name="P57">It is suggested that SC calculations be started from the orbitals from a simpler calculation. For example if the PP-GVB structure is expected to be the dominant one, one could start from a VB(2n) calculation with one structure (removing the strong orthogonality condition from the n pairs). Intermediate between this single structure and SC(2n) is to optimise the coefficients of the structures and not the orbitals. This is achieved using SC(2n) in the command line along with CIONLY. This is significantly faster than the full SC which optimises both the coefficients and the orbitals. However, the energy is higher than the full SC. SC(14) with CIONLY is possible while full SC as we explain above is not. We are grateful to David Sousa for pointing out the advantage of this use of CIONLY. Using CIONLY as an initial guess may also speed up full SC.</text:p>
      <text:p text:style-name="P55"/>
      <text:p text:style-name="P55">This should be be put into the context of other work. Using his CASVB code in MOLPRO, <text:span text:style-name="T36">David</text:span> Cooper (personal communication) has done SC(14) but it took a lot of effort <text:span text:style-name="T37">and</text:span> computer time. Jeppe Olsen has recently published a new method (J. Chem. Phys. <text:span text:style-name="T35">143</text:span>, 114102, 2015) reporting a SC(18) calculation for the chromium trimer. He report<text:span text:style-name="T50">ed</text:span> <text:s/><text:span text:style-name="T50">in 2016</text:span>(personal communication) that the present limit is SC(20), <text:span text:style-name="T36">but hoped to get up to SC(24) in 2016 and SC(30) in 2017. We are not aware that he has achieved this. This will be an amazing achievement if he does. </text:span></text:p>
      <text:p text:style-name="P51"/>
      <text:p text:style-name="P16"><text:span text:style-name="T24">Different compilers</text:span>.</text:p>
      <text:p text:style-name="P16"/>
      <text:p text:style-name="P65"><text:span text:style-name="T24">Most testing has been done with gfortran up to version 5.2. gfortran 5.3 has been tested under cygwin in Windows 7. Since February 2018, gfortran 7.2.0 was used successfully for the stand-alone and GAMESS versions. ifort has been used less frequently to version 12.1.5, but gives an error on one test run that is being investigated. </text:span>The stand-alone version can be compiled with the most recent (2013) version of the G95 Fortran compiler. <text:span text:style-name="T24">G95 can not compile GAMESS, because of inadequate support for READ*16, but it helped to find some minor bugs in other subroutines.</text:span></text:p>
      <text:p text:style-name="P51"/>
      <text:p text:style-name="P50">Licensing issues.</text:p>
      <text:p text:style-name="P69"/>
      <text:p text:style-name="P69">VB2000 is now issued under the terms of the GNU General Public License. A notice to this effect is at the top of each module. Re<text:span text:style-name="T57">f</text:span>erences to the former license in vb2000.src have been removed.</text:p>
      <text:p text:style-name="P69"/>
      <text:p text:style-name="P10">Minor changes and bug fixes.</text:p>
      <text:p text:style-name="P36"/>
      <text:p text:style-name="P36">In both vb2000.src and vb2gms.src, several routines, as I needed to study them, have been updated by adding “IMPLICIT NONE, declaring all variable<text:span text:style-name="T20">s</text:span> and improving indentation. Unfortunately this leads to a lot of entries in the diff file that do not represent major changes. Bug fi<text:span text:style-name="T20">x</text:span>es are detailed below.</text:p>
      <text:p text:style-name="P36"/>
      <text:p text:style-name="P74">Bug fixes:-</text:p>
      <text:p text:style-name="P74"/>
      <text:p text:style-name="P74">A problem with the dot notation <text:span text:style-name="T23">for SC</text:span>.</text:p>
      <text:p text:style-name="P75">REACTOR runs in GAMESS version for UNITS=BOHR were incorrect.</text:p>
      <text:p text:style-name="P64">Failure of centroid code for HF only runs.</text:p>
      <text:p text:style-name="P64"/>
      <text:p text:style-name="P80"><text:span text:style-name="T2"/></text:p>
      <text:p text:style-name="P80"><text:soft-page-break/><text:span text:style-name="T2">S</text:span><text:span text:style-name="T1">upplementary programs</text:span></text:p>
      <text:p text:style-name="P15"/>
      <text:p text:style-name="P41">Several programs including compare.f mentioned above are in the VB2000/TOOLS directory. See the comments in the programs and the README file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9:05:00.389871811</meta:creation-date>
    <dc:date>2018-06-13T18:21:40.368136698</dc:date>
    <meta:editing-duration>P1DT12H39M37S</meta:editing-duration>
    <meta:editing-cycles>34</meta:editing-cycles>
    <meta:generator>LibreOffice/5.4.6.2$Linux_X86_64 LibreOffice_project/40m0$Build-2</meta:generator>
    <meta:print-date>2017-11-28T13:00:21.129581523</meta:print-date>
    <meta:document-statistic meta:table-count="0" meta:image-count="0" meta:object-count="0" meta:page-count="7" meta:paragraph-count="101" meta:word-count="3131" meta:character-count="18229" meta:non-whitespace-character-count="14887"/>
  </office:meta>
</office:document-meta>
</file>